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inherit" svg:font-family="inherit"/>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n la década de 1970, IBM agregó dispositivos de almacenamiento de acceso directo de arquitectura de bloque fijo (FBA DASD) a su línea de CKD DASD. CKD DASD admitía múltiples sectores de longitud variable, mientras que IBM FBA DASD admitía tamaños de sector de 512, 1024, 2048 o 4096 bytes.</text:p>
      <text:p text:style-name="Standard"/>
      <text:p text:style-name="Standard">En 2000, la organización comercial de la industria, la Asociación Internacional de Materiales y Equipos de Unidades de Disco (IDEMA) comenzó a trabajar para definir la implementación y los estándares que regirían los formatos de tamaño de sector que superan los 512 bytes para adaptarse a futuros aumentos en las capacidades de almacenamiento de datos.[8] A fines de 2007, en previsión de un futuro estándar IDEMA, Samsung y Toshiba comenzaron los envíos de unidades de disco duro de 1,8 pulgadas con sectores de 4096 bytes. En 2010, IDEMA completó el estándar de formato avanzado para unidades de 4096 sectores,[8] fijando la fecha para la transición de sectores de 512 a 4096 bytes en enero de 2011 para todos los fabricantes,[9] y las unidades de formato avanzado pronto se hicieron predominan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2T10:17:19.125000000</meta:creation-date>
    <dc:date>2023-02-02T10:17:44.461000000</dc:date>
    <meta:editing-duration>PT25S</meta:editing-duration>
    <meta:editing-cycles>1</meta:editing-cycles>
    <meta:document-statistic meta:table-count="0" meta:image-count="0" meta:object-count="0" meta:page-count="1" meta:paragraph-count="2" meta:word-count="180" meta:character-count="1090" meta:non-whitespace-character-count="912"/>
    <meta:generator>LibreOffice/7.3.4.2$Windows_X86_64 LibreOffice_project/728fec16bd5f605073805c3c9e7c4212a0120dc5</meta:generator>
  </office:meta>
</office:document-meta>
</file>